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Rang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umberRange.NumberRange( Number nu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umberRange.containsNumber( Number numb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umberRange.getMinimum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Range.NumberRange( Number num1 , Number num2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NumberRang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Range.getMaximum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Rang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